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NotFoundException.ResourceNotFoundException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NotFoundException.ResourceNotFound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NotFoundException.ResourceNotFoundException( String message , Throwable t , Location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NotFoundException.ResourceNotFoundException( String message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